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8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9" style:family="table-cell" style:parent-style-name="Default" style:data-style-name="N19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1">
            <text:p>http://news.bbc.co.uk/2/hi/technology/4954208.stm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2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2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2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2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2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2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2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2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2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2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2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2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2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2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2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2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2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2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2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2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2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2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2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2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2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2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2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2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2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2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2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2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2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2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2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2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2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2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2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2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2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2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2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2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2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2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2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2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2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2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2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2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2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2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2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2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2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2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2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2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2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2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2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2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2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2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2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2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2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2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2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2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2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2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2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2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2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2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2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2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2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2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2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2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2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2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2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2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2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2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2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2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2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2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2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2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2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2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2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2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2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2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2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2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2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2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2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2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2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2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2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2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2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2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2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2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2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2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2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2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2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2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4">
            <text:p>Expressen</text:p>
          </table:table-cell>
          <table:table-cell office:value-type="date" office:date-value="2016-08-09T00:00:00" table:style-name="ce2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2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2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2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2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2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2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4">
            <text:p>Chicago Tribune</text:p>
          </table:table-cell>
          <table:table-cell office:value-type="date" office:date-value="2016-08-18T00:00:00" table:style-name="ce2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4">
            <text:p>El Espectador</text:p>
          </table:table-cell>
          <table:table-cell office:value-type="date" office:date-value="2016-08-19T00:00:00" table:style-name="ce2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4">
            <text:p>Gestion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2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2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2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2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2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2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2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2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2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2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4">
            <text:p>Crypto Coins News</text:p>
          </table:table-cell>
          <table:table-cell office:value-type="date" office:date-value="2016-09-30T00:00:00" table:style-name="ce2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2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2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2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4">
            <text:p>Coin Telegraph</text:p>
          </table:table-cell>
          <table:table-cell office:value-type="date" office:date-value="2016-10-20T00:00:00" table:style-name="ce2">
            <text:p>10/20/16</text:p>
          </table:table-cell>
          <table:table-cell office:value-type="string" table:style-name="ce4">
            <text:p>Crowdfunding vs. ICO: Experts Question Legitimacy and Guarantees of Initial Coin Offering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4">
            <text:p>Bloomberg</text:p>
          </table:table-cell>
          <table:table-cell office:value-type="date" office:date-value="2016-10-24T00:00:00" table:style-name="ce2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4">
            <text:p>Crypto Coins News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2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2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2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4">
            <text:p>CrowdFund Insider</text:p>
          </table:table-cell>
          <table:table-cell office:value-type="date" office:date-value="2016-11-04T00:00:00" table:style-name="ce2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4">
            <text:p>Heavy</text:p>
          </table:table-cell>
          <table:table-cell office:value-type="date" office:date-value="2016-11-07T00:00:00" table:style-name="ce2">
            <text:p>11/07/16</text:p>
          </table:table-cell>
          <table:table-cell office:value-type="string" table:style-name="ce4">
            <text:p>Voting Machines Hacked: 5 Fast Facts You Need to Know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2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2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2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4">
            <text:p>The Merkle</text:p>
          </table:table-cell>
          <table:table-cell office:value-type="date" office:date-value="2016-11-20T00:00:00" table:style-name="ce2">
            <text:p>11/20/16</text:p>
          </table:table-cell>
          <table:table-cell office:value-type="string" table:style-name="ce4">
            <text:p>The American Tax Agency Is Asking Bitcoin Startup Coinbase To Hand Out User’s Dat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2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2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2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2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2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2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2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2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2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2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2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2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2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4">
            <text:p>MIT Technology Review</text:p>
          </table:table-cell>
          <table:table-cell office:value-type="date" office:date-value="2017-01-13T00:00:00" table:style-name="ce2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5T00:00:00" table:style-name="ce2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2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1-19T00:00:00" table:style-name="ce2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2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2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2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2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2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2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2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2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2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2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2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4">
            <text:p>Pymnts</text:p>
          </table:table-cell>
          <table:table-cell office:value-type="date" office:date-value="2017-03-19T00:00:00" table:style-name="ce2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2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2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4">
            <text:p>Forbes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4">
            <text:p>Tech Wire Asia</text:p>
          </table:table-cell>
          <table:table-cell office:value-type="date" office:date-value="2017-04-04T00:00:00" table:style-name="ce2">
            <text:p>04/04/17</text:p>
          </table:table-cell>
          <table:table-cell office:value-type="string" table:style-name="ce4">
            <text:p>Cryptocurrency Ethereum gains popularity, more Asian companies taking note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2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6">
            <text:p>Coin Desk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06T00:00:00" table:style-name="ce2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6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2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4">
            <text:p>Criptonoticias</text:p>
          </table:table-cell>
          <table:table-cell office:value-type="date" office:date-value="2017-04-12T00:00:00" table:style-name="ce2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4">
            <text:p>Crypto Coins News</text:p>
          </table:table-cell>
          <table:table-cell office:value-type="date" office:date-value="2017-04-13T00:00:00" table:style-name="ce2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4">
            <text:p>SobreBitcoin</text:p>
          </table:table-cell>
          <table:table-cell office:value-type="date" office:date-value="2017-04-14T00:00:00" table:style-name="ce2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4">
            <text:p>Criptonoticias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2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2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6">
            <text:p>Coin Desk</text:p>
          </table:table-cell>
          <table:table-cell office:value-type="date" office:date-value="2017-04-19T00:00:00" table:style-name="ce2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2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2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2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2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2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4">
            <text:p>Normangee Star</text:p>
          </table:table-cell>
          <table:table-cell office:value-type="date" office:date-value="2017-05-13T00:00:00" table:style-name="ce2">
            <text:p>05/13/17</text:p>
          </table:table-cell>
          <table:table-cell office:value-type="string" table:style-name="ce4">
            <text:p>UK hospitals turn away patients after ransomware attack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2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2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6">
            <text:p>Coin Desk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2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2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2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2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2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2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2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2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4">
            <text:p>sirer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2">
            <text:p>06/12/17</text:p>
          </table:table-cell>
          <table:table-cell office:value-type="string" table:style-name="ce7">
            <text:p>Blockchain-Technologie studieren: Diese Unis bieten das beste Angebot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2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2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2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2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6">
            <text:p>Coin Desk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2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2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2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4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2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4">
            <text:p>sirer</text:p>
          </table:table-cell>
          <table:table-cell office:value-type="string" table:style-name="ce6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2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2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2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2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2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2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2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2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2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2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2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2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2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2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2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8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2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2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2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2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2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2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2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2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2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2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2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2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2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2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2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2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2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2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2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2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2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2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2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2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2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2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2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2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2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2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2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2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2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2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2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2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2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2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2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2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2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2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2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2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2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2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2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2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2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2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2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2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2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2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2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2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2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2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2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2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2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2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2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2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2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2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2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2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2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2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2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2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2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2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2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2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2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2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2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2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2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2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2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2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2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2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2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2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2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2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2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2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2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2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2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2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2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2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2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2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2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2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2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2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2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2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2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2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2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2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2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2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2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2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2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2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2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2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2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2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2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2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2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2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2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2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2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2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2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2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2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2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2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2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2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2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2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2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2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2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2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2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2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2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2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2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2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2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2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2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2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2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2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2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2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2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2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2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2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2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2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2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2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2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2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2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2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2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2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2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2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2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2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2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2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2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9">
            <text:p>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2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2">
            <text:p>08/15/18</text:p>
          </table:table-cell>
          <table:table-cell office:value-type="string" table:style-name="ce1">
            <text:p>COINBASE DOUBLES DOWN ON THE FUTURE OF DIGITAL IDENTIT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7812" table:style-name="ro4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/>
    </number:date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dc:creator>Fan Zhang</dc:creator>
    <dc:date>2018-08-16T17:08:23Z</dc:date>
    <meta:editing-cycles>125</meta:editing-cycles>
    <meta:editing-duration>PT10857S</meta:editing-duration>
  </office:meta>
</office:document-meta>
</file>